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6C00002C6F00001D7A44A29736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>
            <draw:frame table:end-cell-address="Sheet1.G36" table:end-x="0.057cm" table:end-y="0.294cm" draw:z-index="0" svg:width="11.374cm" svg:height="7.545cm" svg:x="2.23cm" svg:y="0.425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>
            <draw:frame table:end-cell-address="Sheet1.M36" table:end-x="0.056cm" table:end-y="0.188cm" draw:z-index="1" draw:name="Graphics 1" draw:style-name="gr1" draw:text-style-name="P1" svg:width="11.374cm" svg:height="7.545cm" svg:x="2.23cm" svg:y="0.319cm">
              <draw:image xlink:href="Pictures/2000046C00002C6F00001D7A44A29736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44:18</dc:date>
    <dc:language>en-US</dc:language>
    <meta:editing-cycles>4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pt" style:font-family-asian="'Andale Sans UI'" style:font-pitch-asian="variable" style:font-size-asian="14pt" style:font-family-complex="Tahoma" style:font-pitch-complex="variable" style:font-size-complex="14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5pt" style:font-family-asian="'Andale Sans UI'" style:font-pitch-asian="variable" style:font-size-asian="7.5pt" style:font-family-complex="Tahoma" style:font-pitch-complex="variable" style:font-size-complex="7.5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9.69999980926514pt" style:font-family-asian="'Andale Sans UI'" style:font-pitch-asian="variable" style:font-size-asian="9.69999980926514pt" style:font-family-complex="Tahoma" style:font-pitch-complex="variable" style:font-size-complex="9.69999980926514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2500" chart:maximum="35000" chart:origin="2500" chart:interval-major="25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5pt" style:font-family-asian="'Andale Sans UI'" style:font-pitch-asian="variable" style:font-size-asian="7.5pt" style:font-family-complex="Tahoma" style:font-pitch-complex="variable" style:font-size-complex="7.5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ffcc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ccffff"/>
      <style:text-properties fo:font-family="Albany" style:font-family-generic="swiss" style:font-pitch="variable" fo:font-size="6.5pt" style:font-family-asian="'Andale Sans UI'" style:font-pitch-asian="variable" style:font-size-asian="6.5pt" style:font-family-complex="Tahoma" style:font-pitch-complex="variable" style:font-size-complex="6.5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1.375cm" svg:height="7.546cm" chart:class="chart:scatter" chart:style-name="ch1">
        <chart:title svg:x="3.037cm" svg:y="0.15cm" chart:style-name="ch2">
          <text:p>xy_Chart_Symbols_only</text:p>
        </chart:title>
        <chart:legend chart:legend-position="end" svg:x="9.701cm" svg:y="3.234cm" chart:style-name="ch3"/>
        <chart:plot-area chart:style-name="ch4" table:cell-range-address="Sheet1.$B$4:.$F$16" chart:data-source-has-labels="both" chart:table-number-list="0" svg:x="0.226cm" svg:y="1cm" svg:width="9.024cm" svg:height="6.396cm">
          <chart:axis chart:dimension="x" chart:name="primary-x" chart:style-name="ch5">
            <chart:title svg:x="5.231cm" svg:y="7cm" chart:style-name="ch6">
              <text:p>Hamburg</text:p>
            </chart:title>
            <chart:categories table:cell-range-address="local-table.A2:.A13"/>
          </chart:axis>
          <chart:axis chart:dimension="y" chart:name="primary-y" chart:style-name="ch7">
            <chart:title svg:x="0.226cm" svg:y="4.423cm" chart:style-name="ch6">
              <text:p>Y axis title</text:p>
            </chart:title>
            <chart:grid chart:class="major"/>
          </chart:axis>
          <chart:series chart:style-name="ch8">
            <chart:domain/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